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ascadia Mono" svg:font-family="'Cascadia Mono'" style:font-family-generic="roman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FMono-Regular" svg:font-family="SFMono-Regular, Menlo, Monaco, Consolas, 'Liberation Mono', 'Courier New', monospace"/>
    <style:font-face style:name="Söhne Mono" svg:font-family="'Söhne Mono', Monaco, 'Andale Mono', 'Ubuntu Mono', monospace"/>
  </office:font-face-decls>
  <office:automatic-styles>
    <style:style style:name="P1" style:family="paragraph" style:parent-style-name="Preformatted_20_Text">
      <style:text-properties officeooo:rsid="0001d233" officeooo:paragraph-rsid="0001d233"/>
    </style:style>
    <style:style style:name="P2" style:family="paragraph" style:parent-style-name="Preformatted_20_Text">
      <style:text-properties officeooo:rsid="0001d233" officeooo:paragraph-rsid="000276af"/>
    </style:style>
    <style:style style:name="P3" style:family="paragraph" style:parent-style-name="Standard">
      <style:text-properties officeooo:rsid="0001d233" officeooo:paragraph-rsid="0001d233"/>
    </style:style>
    <style:style style:name="P4" style:family="paragraph" style:parent-style-name="Standard">
      <style:text-properties officeooo:rsid="000276af" officeooo:paragraph-rsid="000276af"/>
    </style:style>
    <style:style style:name="P5" style:family="paragraph" style:parent-style-name="Standard">
      <style:text-properties officeooo:rsid="00037525" officeooo:paragraph-rsid="00037525"/>
    </style:style>
    <style:style style:name="P6" style:family="paragraph" style:parent-style-name="Standard">
      <style:paragraph-properties style:line-height-at-least="0.402cm"/>
      <style:text-properties fo:color="#d4d4d4" loext:opacity="100%" style:font-name="Consolas" fo:font-size="8.39999961853027pt" fo:font-weight="normal" fo:background-color="#1e1e1e"/>
    </style:style>
    <style:style style:name="P7" style:family="paragraph" style:parent-style-name="Standard">
      <style:text-properties fo:color="#d4d4d4" loext:opacity="100%" style:font-name="Consolas" fo:font-size="8.39999961853027pt" fo:font-weight="normal" officeooo:rsid="00037525" officeooo:paragraph-rsid="00037525" fo:background-color="#1e1e1e"/>
    </style:style>
    <style:style style:name="P8" style:family="paragraph" style:parent-style-name="Standard">
      <style:paragraph-properties style:line-height-at-least="0.402cm"/>
      <style:text-properties fo:color="#d4d4d4" loext:opacity="100%" fo:background-color="#1e1e1e"/>
    </style:style>
    <style:style style:name="P9" style:family="paragraph" style:parent-style-name="Standard">
      <style:text-properties officeooo:rsid="0005f089" officeooo:paragraph-rsid="0005f089"/>
    </style:style>
    <style:style style:name="P10" style:family="paragraph" style:parent-style-name="Standard">
      <style:text-properties fo:font-variant="normal" fo:text-transform="none" fo:color="#000000" loext:opacity="100%" style:font-name="Arial" fo:font-size="7.19999980926514pt" fo:letter-spacing="normal" fo:font-style="normal" fo:font-weight="normal" officeooo:rsid="00001064" officeooo:paragraph-rsid="0005f089"/>
    </style:style>
    <style:style style:name="P11" style:family="paragraph" style:parent-style-name="Standard">
      <style:text-properties fo:font-variant="normal" fo:text-transform="none" fo:color="#000000" loext:opacity="100%" style:font-name="Arial" fo:font-size="7.19999980926514pt" fo:letter-spacing="normal" fo:font-style="normal" fo:font-weight="normal" officeooo:rsid="0005f089" officeooo:paragraph-rsid="0005f089"/>
    </style:style>
    <style:style style:name="P12" style:family="paragraph" style:parent-style-name="Standard">
      <style:text-properties fo:font-variant="normal" fo:text-transform="none" fo:color="#000000" loext:opacity="100%" style:font-name="Arial" fo:font-size="7.19999980926514pt" fo:letter-spacing="normal" fo:font-style="normal" fo:font-weight="normal" officeooo:rsid="0006ac7f" officeooo:paragraph-rsid="0006ac7f"/>
    </style:style>
    <style:style style:name="P13" style:family="paragraph" style:parent-style-name="Standard">
      <style:text-properties fo:font-variant="normal" fo:text-transform="none" fo:color="#000000" loext:opacity="100%" style:font-name="Arial" fo:font-size="7.19999980926514pt" fo:letter-spacing="normal" fo:font-style="normal" fo:font-weight="normal" officeooo:rsid="0006e222" officeooo:paragraph-rsid="0006e222"/>
    </style:style>
    <style:style style:name="P14" style:family="paragraph" style:parent-style-name="Standard">
      <style:text-properties fo:font-variant="normal" fo:text-transform="none" fo:color="#000000" loext:opacity="100%" style:font-name="Arial" fo:font-size="7.19999980926514pt" fo:letter-spacing="normal" fo:font-style="normal" fo:font-weight="normal" officeooo:rsid="00089985" officeooo:paragraph-rsid="00089985"/>
    </style:style>
    <style:style style:name="P15" style:family="paragraph" style:parent-style-name="Standard">
      <style:text-properties fo:font-variant="normal" fo:text-transform="none" fo:color="#000000" loext:opacity="100%" style:font-name="Cascadia Mono" fo:font-size="9.5pt" fo:letter-spacing="normal" fo:font-style="normal" fo:font-weight="normal" officeooo:rsid="000030e9" officeooo:paragraph-rsid="00097e13" style:font-size-asian="9.5pt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17" style:family="paragraph" style:parent-style-name="Standard">
      <style:text-properties fo:font-variant="normal" fo:text-transform="none" fo:color="#d4d4d4" loext:opacity="100%" style:font-name="Consolas" fo:font-size="8.39999961853027pt" fo:letter-spacing="normal" fo:font-style="normal" fo:font-weight="normal" officeooo:rsid="0006ac7f" officeooo:paragraph-rsid="0006ac7f" fo:background-color="#1e1e1e"/>
    </style:style>
    <style:style style:name="P18" style:family="paragraph" style:parent-style-name="Standard">
      <style:text-properties fo:font-variant="normal" fo:text-transform="none" fo:color="#d4d4d4" loext:opacity="100%" style:font-name="Consolas" fo:font-size="8.39999961853027pt" fo:letter-spacing="normal" fo:font-style="normal" fo:font-weight="normal" officeooo:rsid="0006e222" officeooo:paragraph-rsid="0006e222" fo:background-color="#1e1e1e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ec9b0" loext:opacity="100%" style:font-name="Arial" fo:font-size="12pt" fo:letter-spacing="normal" fo:font-style="normal" fo:font-weight="normal"/>
    </style:style>
    <style:style style:name="P20" style:family="paragraph" style:parent-style-name="Standard">
      <style:text-properties fo:color="#000000" loext:opacity="100%" style:font-name="Arial" fo:font-size="7.19999980926514pt" fo:font-weight="normal" officeooo:paragraph-rsid="00089985"/>
    </style:style>
    <style:style style:name="P21" style:family="paragraph" style:parent-style-name="Standard">
      <style:text-properties officeooo:paragraph-rsid="00097e13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f6f9f" loext:opacity="100%" style:font-name="SFMono-Regular" fo:font-size="8.39999961853027pt" fo:letter-spacing="normal" fo:font-style="normal" fo:font-weight="normal"/>
    </style:style>
    <style:style style:name="T2" style:family="text">
      <style:text-properties fo:font-variant="normal" fo:text-transform="none" fo:color="#2f6f9f" loext:opacity="100%" style:font-name="SFMono-Regular" fo:font-size="8.39999961853027pt" fo:letter-spacing="normal" fo:font-style="normal" fo:font-weight="normal" officeooo:rsid="000276af"/>
    </style:style>
    <style:style style:name="T3" style:family="text">
      <style:text-properties fo:font-variant="normal" fo:text-transform="none" fo:color="#212529" loext:opacity="100%" style:font-name="SFMono-Regular" fo:font-size="8.39999961853027pt" fo:letter-spacing="normal" fo:font-style="normal" fo:font-weight="normal"/>
    </style:style>
    <style:style style:name="T4" style:family="text">
      <style:text-properties fo:font-variant="normal" fo:text-transform="none" fo:color="#4f9fcf" loext:opacity="100%" style:font-name="SFMono-Regular" fo:font-size="8.39999961853027pt" fo:letter-spacing="normal" fo:font-style="normal" fo:font-weight="normal"/>
    </style:style>
    <style:style style:name="T5" style:family="text">
      <style:text-properties fo:font-variant="normal" fo:text-transform="none" fo:color="#d44950" loext:opacity="100%" style:font-name="SFMono-Regular" fo:font-size="8.39999961853027pt" fo:letter-spacing="normal" fo:font-style="normal" fo:font-weight="normal"/>
    </style:style>
    <style:style style:name="T6" style:family="text">
      <style:text-properties fo:font-variant="normal" fo:text-transform="none" fo:font-size="12pt" fo:letter-spacing="normal" fo:font-style="normal" officeooo:rsid="00089985"/>
    </style:style>
    <style:style style:name="T7" style:family="text">
      <style:text-properties fo:font-variant="normal" fo:text-transform="none" style:font-name="Arial" fo:font-size="12pt" fo:letter-spacing="normal" fo:font-style="normal" fo:font-weight="normal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color="#c586c0" loext:opacity="100%"/>
    </style:style>
    <style:style style:name="T10" style:family="text">
      <style:text-properties fo:color="#c586c0" loext:opacity="100%" fo:font-size="12pt"/>
    </style:style>
    <style:style style:name="T11" style:family="text">
      <style:text-properties fo:color="#569cd6" loext:opacity="100%"/>
    </style:style>
    <style:style style:name="T12" style:family="text">
      <style:text-properties fo:color="#569cd6" loext:opacity="100%" fo:font-size="12pt"/>
    </style:style>
    <style:style style:name="T13" style:family="text">
      <style:text-properties fo:color="#569cd6" loext:opacity="100%" style:font-name="Consolas" fo:font-size="8.39999961853027pt" fo:font-weight="normal"/>
    </style:style>
    <style:style style:name="T14" style:family="text">
      <style:text-properties fo:color="#4ec9b0" loext:opacity="100%"/>
    </style:style>
    <style:style style:name="T15" style:family="text">
      <style:text-properties fo:color="#4ec9b0" loext:opacity="100%" style:font-name="Consolas" fo:font-size="12pt" fo:background-color="#1e1e1e" loext:char-shading-value="0"/>
    </style:style>
    <style:style style:name="T16" style:family="text">
      <style:text-properties fo:color="#9cdcfe" loext:opacity="100%"/>
    </style:style>
    <style:style style:name="T17" style:family="text">
      <style:text-properties fo:color="#9cdcfe" loext:opacity="100%" style:font-name="Consolas" fo:font-size="8.39999961853027pt" fo:font-weight="normal"/>
    </style:style>
    <style:style style:name="T18" style:family="text">
      <style:text-properties fo:color="#9cdcfe" loext:opacity="100%" fo:font-size="12pt"/>
    </style:style>
    <style:style style:name="T19" style:family="text">
      <style:text-properties style:font-name="Consolas" fo:font-size="8.39999961853027pt" fo:font-weight="normal"/>
    </style:style>
    <style:style style:name="T20" style:family="text">
      <style:text-properties fo:color="#ce9178" loext:opacity="100%" style:font-name="Consolas" fo:font-size="8.39999961853027pt" fo:font-weight="normal"/>
    </style:style>
    <style:style style:name="T21" style:family="text">
      <style:text-properties fo:color="#ce9178" loext:opacity="100%" style:font-name="Consolas" fo:font-size="8.39999961853027pt" fo:font-weight="normal" officeooo:rsid="0006e222"/>
    </style:style>
    <style:style style:name="T22" style:family="text">
      <style:text-properties fo:color="#b5cea8" loext:opacity="100%" style:font-name="Consolas" fo:font-size="8.39999961853027pt" fo:font-weight="normal"/>
    </style:style>
    <style:style style:name="T23" style:family="text">
      <style:text-properties fo:color="#ffffff" loext:opacity="100%" style:font-name="Söhne Mono" fo:font-size="8.39999961853027pt"/>
    </style:style>
    <style:style style:name="T24" style:family="text">
      <style:text-properties fo:color="#ffffff" loext:opacity="100%" fo:font-size="12pt"/>
    </style:style>
    <style:style style:name="T25" style:family="text">
      <style:text-properties fo:font-size="12pt"/>
    </style:style>
    <style:style style:name="T26" style:family="text">
      <style:text-properties fo:font-size="12pt" officeooo:rsid="0006ac7f"/>
    </style:style>
    <style:style style:name="T27" style:family="text">
      <style:text-properties fo:font-size="12pt"/>
    </style:style>
    <style:style style:name="T28" style:family="text">
      <style:text-properties fo:font-size="12pt" loext:padding="0.049cm" loext:border="0.06pt solid #d9d9e3"/>
    </style:style>
    <style:style style:name="T29" style:family="text">
      <style:text-properties fo:color="#4fc1ff" loext:opacity="100%" fo:font-size="12pt"/>
    </style:style>
    <style:style style:name="T30" style:family="text">
      <style:text-properties fo:color="#000000" loext:opacity="100%" style:font-name="Cascadia Mono" fo:font-size="9.5pt" style:font-size-asian="9.5pt"/>
    </style:style>
    <style:style style:name="T31" style:family="text">
      <style:text-properties style:font-name="Cascadia Mono" fo:font-size="9.5pt" style:font-size-asian="9.5pt"/>
    </style:style>
    <style:style style:name="T32" style:family="text">
      <style:text-properties style:font-name="Cascadia Mono" fo:font-size="12pt" style:font-size-asian="9.5pt"/>
    </style:style>
    <style:style style:name="T33" style:family="text">
      <style:text-properties fo:color="#2e75b6" loext:opacity="100%" style:font-name="Cascadia Mono" fo:font-size="9.5pt" style:font-size-asian="9.5pt"/>
    </style:style>
    <style:style style:name="T34" style:family="text">
      <style:text-properties fo:color="#a31515" loext:opacity="100%" style:font-name="Cascadia Mono" fo:font-size="9.5pt" style:font-size-asian="9.5pt"/>
    </style:style>
    <style:style style:name="T35" style:family="text">
      <style:text-properties officeooo:rsid="000a9389"/>
    </style:style>
    <style:style style:name="T36" style:family="text">
      <style:text-properties style:font-name="Arial" fo:font-size="12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truções </text:p>
      <text:p text:style-name="P3"/>
      <text:p text:style-name="P3">usando pront comando </text:p>
      <text:p text:style-name="P3"/>
      <text:p text:style-name="P3">cd você vai pra pasta que quer exemplo </text:p>
      <text:p text:style-name="P3">C:\Users\paulo\OneDrive\Área de Trabalho\Crud Angular 15 Aspnet.6 Api</text:p>
      <text:p text:style-name="P3"/>
      <text:p text:style-name="P3">e na pasta da um ng new nome </text:p>
      <text:p text:style-name="P3"/>
      <text:p text:style-name="P3">ae você usa o cd pra entrar dentro de novo </text:p>
      <text:p text:style-name="P3">e depois da um code . </text:p>
      <text:p text:style-name="P3"/>
      <text:p text:style-name="P3">Pra arbri no vs code </text:p>
      <text:p text:style-name="P3"/>
      <text:p text:style-name="Standard">npm install bootstrap </text:p>
      <text:p text:style-name="P3"/>
      <text:p text:style-name="P2"><text:span text:style-name="Source_20_Text"><text:span text:style-name="T2">Link site- <text:s/>https://getbootstrap.com/docs/4.3/getting-started/introduction/</text:span></text:span></text:p>
      <text:p text:style-name="P1"><text:span text:style-name="Source_20_Text"><text:span text:style-name="T1"/></text:span></text:p>
      <text:p text:style-name="P1"><text:span text:style-name="Source_20_Text"><text:span text:style-name="T1">&lt;link</text:span></text:span><text:span text:style-name="Source_20_Text"><text:span text:style-name="T3"> </text:span></text:span><text:span text:style-name="Source_20_Text"><text:span text:style-name="T4">rel=</text:span></text:span><text:span text:style-name="Source_20_Text"><text:span text:style-name="T5">"stylesheet"</text:span></text:span><text:span text:style-name="Source_20_Text"><text:span text:style-name="T3"> </text:span></text:span><text:span text:style-name="Source_20_Text"><text:span text:style-name="T4">href=</text:span></text:span><text:span text:style-name="Source_20_Text"><text:span text:style-name="T5">"https://cdn.jsdelivr.net/npm/bootstrap@4.3.1/dist/css/bootstrap.min.css"</text:span></text:span><text:span text:style-name="Source_20_Text"><text:span text:style-name="T3"> </text:span></text:span><text:span text:style-name="Source_20_Text"><text:span text:style-name="T4">integrity=</text:span></text:span><text:span text:style-name="Source_20_Text"><text:span text:style-name="T5">"sha384-ggOyR0iXCbMQv3Xipma34MD+dH/1fQ784/j6cY/iJTQUOhcWr7x9JvoRxT2MZw1T"</text:span></text:span><text:span text:style-name="Source_20_Text"><text:span text:style-name="T3"> </text:span></text:span><text:span text:style-name="Source_20_Text"><text:span text:style-name="T4">crossorigin=</text:span></text:span><text:span text:style-name="Source_20_Text"><text:span text:style-name="T5">"anonymous"</text:span></text:span><text:span text:style-name="Source_20_Text"><text:span text:style-name="T1">&gt;</text:span></text:span></text:p>
      <text:p text:style-name="P3"/>
      <text:p text:style-name="P4">colocar no index <text:s/>os dois </text:p>
      <text:p text:style-name="P4"/>
      <text:p text:style-name="P4"/>
      <text:p text:style-name="P4">copiei o nav bar da aqui <text:a xlink:type="simple" xlink:href="https://getbootstrap.com/docs/4.3/components/navbar/" text:style-name="Internet_20_link" text:visited-style-name="Visited_20_Internet_20_Link">https://getbootstrap.com/docs/4.3/components/navbar/</text:a></text:p>
      <text:p text:style-name="P4"/>
      <text:p text:style-name="P5">ae você cria interaface </text:p>
      <text:p text:style-name="P7"><text:span text:style-name="T9">export</text:span> <text:span text:style-name="T11">interface</text:span> <text:span text:style-name="T14">Employee</text:span>{</text:p>
      <text:p text:style-name="P6"><text:span text:style-name="T16">id</text:span>:<text:span text:style-name="T14">string</text:span>;</text:p>
      <text:p text:style-name="P6"><text:span text:style-name="T16">name</text:span> :<text:span text:style-name="T14">string</text:span>;</text:p>
      <text:p text:style-name="P6"><text:span text:style-name="T16">email</text:span>: <text:span text:style-name="T14">string</text:span>;</text:p>
      <text:p text:style-name="P6"><text:span text:style-name="T16">phone</text:span>:<text:span text:style-name="T14">number</text:span>;</text:p>
      <text:p text:style-name="P6"><text:span text:style-name="T16">salary</text:span>:<text:span text:style-name="T14">number</text:span>;</text:p>
      <text:p text:style-name="P6"><text:span text:style-name="T16">department</text:span>:<text:span text:style-name="T14">string</text:span>;</text:p>
      <text:p text:style-name="P6">}</text:p>
      <text:p text:style-name="P5"/>
      <text:p text:style-name="P5"/>
      <text:p text:style-name="P5">ae na list você implementa ela </text:p>
      <text:p text:style-name="P5"/>
      <text:p text:style-name="P7"><text:span text:style-name="T16">employees</text:span>: <text:span text:style-name="T14">Employee</text:span>[] = [</text:p>
      <text:p text:style-name="P8">  <text:span text:style-name="T19">{</text:span></text:p>
      <text:p text:style-name="P8">      <text:span text:style-name="T17">id:</text:span><text:span text:style-name="T19"> </text:span><text:span text:style-name="T20">'1939cbc2-47d4-8da2-bc52abaf42e9'</text:span><text:span text:style-name="T19">,</text:span></text:p>
      <text:p text:style-name="P8">      <text:span text:style-name="T17">name:</text:span><text:span text:style-name="T19"> </text:span><text:span text:style-name="T20">'Paulo'</text:span><text:span text:style-name="T19">,</text:span></text:p>
      <text:p text:style-name="P8">      <text:span text:style-name="T17">email:</text:span><text:span text:style-name="T19"> </text:span><text:span text:style-name="T20">'paulo@10'</text:span><text:span text:style-name="T19">,</text:span></text:p>
      <text:p text:style-name="P8">      <text:span text:style-name="T17">phone:</text:span><text:span text:style-name="T19"> </text:span><text:span text:style-name="T22">1234567890</text:span><text:span text:style-name="T19">,</text:span></text:p>
      <text:p text:style-name="P8">      <text:span text:style-name="T17">salary:</text:span><text:span text:style-name="T19"> </text:span><text:span text:style-name="T22">1000</text:span><text:span text:style-name="T19">,</text:span></text:p>
      <text:p text:style-name="P8">      <text:span text:style-name="T17">department:</text:span><text:span text:style-name="T19"> </text:span><text:span text:style-name="T20">'IT'</text:span><text:span text:style-name="T19">,</text:span></text:p>
      <text:p text:style-name="P8">    <text:span text:style-name="T19">}</text:span></text:p>
      <text:p text:style-name="P6">];</text:p>
      <text:p text:style-name="P5"/>
      <text:p text:style-name="P5">agora pesquisa por table no broostrap </text:p>
      <text:p text:style-name="P5"/>
      <text:p text:style-name="P9">depois de criar model subir banco de dados </text:p>
      <text:p text:style-name="P10"><text:span text:style-name="T25">dotnet ef migrations add InitialCreate --project C:\Users\paulo\source\repos\CrudProdutos\CrudProdutos</text:span><text:line-break/><text:soft-page-break/>    <text:span text:style-name="T25">dotnet ef database update --project  C:\Users\paulo\source\repos\CrudProdutos\CrudProdutos</text:span></text:p>
      <text:p text:style-name="P10"><text:span text:style-name="T25"/></text:p>
      <text:p text:style-name="P10"><text:span text:style-name="T25"/></text:p>
      <text:p text:style-name="P11"><text:span text:style-name="T25">agora depois de criar controladora com o services </text:span></text:p>
      <text:p text:style-name="P11"><text:span text:style-name="T25"/></text:p>
      <text:p text:style-name="P11"><text:span text:style-name="T25">ir no angular pra criar o service </text:span></text:p>
      <text:p text:style-name="P11"><text:span text:style-name="T25"/></text:p>
      <text:p text:style-name="P11"><text:span text:style-name="T25">você vai n</text:span><text:span text:style-name="T26">a pasta </text:span></text:p>
      <text:p text:style-name="P12"><text:span text:style-name="T25">ts.config.json <text:s/>pra poder funcionar o Http </text:span></text:p>
      <text:p text:style-name="P12"><text:span text:style-name="T25"/></text:p>
      <text:p text:style-name="P12"><text:span text:style-name="T25">coloca</text:span></text:p>
      <text:p text:style-name="P12"><text:span text:style-name="T25"/></text:p>
      <text:p text:style-name="P17"><text:span text:style-name="T18">"typeRoots"</text:span><text:span text:style-name="T25">: [</text:span></text:p>
      <text:p text:style-name="P8">  <text:span text:style-name="T20">"node_module</text:span><text:span text:style-name="T21">s</text:span><text:span text:style-name="T20">/@types"</text:span><text:span text:style-name="T19">,</text:span></text:p>
      <text:p text:style-name="P8">  <text:span text:style-name="T20">"node_modules/@angular"</text:span><text:span text:style-name="T19">,</text:span></text:p>
      <text:p text:style-name="P8">  <text:span text:style-name="T20">"node_modules/@angular/common/http"</text:span></text:p>
      <text:p text:style-name="P6">]</text:p>
      <text:p text:style-name="P12"><text:span text:style-name="T25"/></text:p>
      <text:p text:style-name="P12"><text:span text:style-name="T25"/></text:p>
      <text:p text:style-name="P13"><text:span text:style-name="T25">crie uma pasta base pra api </text:span></text:p>
      <text:p text:style-name="P18"><text:span text:style-name="T10">export</text:span><text:span text:style-name="T25"> </text:span><text:span text:style-name="T12">const</text:span><text:span text:style-name="T25"> </text:span><text:span text:style-name="T29">environment</text:span><text:span text:style-name="T25"> = {</text:span></text:p>
      <text:p text:style-name="P8">  <text:span text:style-name="T17">production:</text:span><text:span text:style-name="T19"> </text:span><text:span text:style-name="T13">false</text:span><text:span text:style-name="T19">,</text:span></text:p>
      <text:p text:style-name="P8">  <text:span text:style-name="T17">baseApiUrl:</text:span><text:span text:style-name="T19"> </text:span><text:span text:style-name="T20">'https://localhost:7178/'</text:span></text:p>
      <text:p text:style-name="P6">};</text:p>
      <text:p text:style-name="P6"/>
      <text:p text:style-name="P13"><text:span text:style-name="T25">esse local host você pega ndo servidor do back </text:span></text:p>
      <text:p text:style-name="P13"><text:span text:style-name="T25"/></text:p>
      <text:p text:style-name="P20"><text:span text:style-name="T6">colocar </text:span><text:span text:style-name="T15">HttpClientModule</text:span></text:p>
      <text:p text:style-name="P14"><text:span text:style-name="T25"><text:s/>no import </text:span></text:p>
      <text:p text:style-name="P14"><text:span text:style-name="T25"/></text:p>
      <text:p text:style-name="P14"><text:span text:style-name="T25">ir no backend no programa fazer </text:span></text:p>
      <text:p text:style-name="P14"><text:span text:style-name="T31">app.UseCors(policy =&gt; policy.AllowAnyHeader().AllowAnyMethod().AllowAnyOrigin());</text:span></text:p>
      <text:p text:style-name="P14"><text:span text:style-name="T32"/></text:p>
      <text:p text:style-name="P14"><text:span text:style-name="T32"/></text:p>
      <text:p text:style-name="P21"><text:span text:style-name="T33">"ConnectionStrings"</text:span><text:span text:style-name="T30">: {</text:span></text:p>
      <text:p text:style-name="P21"><text:span text:style-name="T30"><text:s text:c="4"/></text:span><text:span text:style-name="T33">"DefaultConnection"</text:span><text:span text:style-name="T30">: </text:span><text:span text:style-name="T34">"Data Source=LAPTOP-EAANPJ6K\\SQLEXPRESS;Initial Catalog=CrudProduto;Integrated Security=True;TrustServerCertificate=true;"</text:span></text:p>
      <text:p text:style-name="P15"><text:span text:style-name="T27"><text:s text:c="2"/>},</text:span></text:p>
      <text:p text:style-name="P15"><text:span text:style-name="T32"/></text:p>
      <text:p text:style-name="P15"><text:span text:style-name="T32"/></text:p>
      <text:p text:style-name="Standard">npm install --save @angular/flex-layout <text:s text:c="2"/><text:span text:style-name="T35">intalar as direticaar flex </text:span></text:p>
      <text:p text:style-name="Standard"/>
      <text:p text:style-name="P22"><text:span text:style-name="T7">&lt;form</text:span><text:span text:style-name="T8"> </text:span><text:span text:style-name="T7">#form="ngForm"</text:span><text:span text:style-name="T8"> </text:span><text:span text:style-name="T7">&gt; <text:line-break/>e coloca no module</text:span></text:p>
      <text:p text:style-name="P19">FormsModule</text:p>
      <text:p text:style-name="P16"> <text:span text:style-name="T36">usar de referencia em outros lugare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ascadia Mono" svg:font-family="'Cascadia Mono'" style:font-family-generic="roman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FMono-Regular" svg:font-family="SFMono-Regular, Menlo, Monaco, Consolas, 'Liberation Mono', 'Courier New', monospac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8T12:10:13.823000000</meta:creation-date>
    <dc:date>2023-04-25T08:34:01.962000000</dc:date>
    <meta:editing-duration>P5DT22H15M34S</meta:editing-duration>
    <meta:editing-cycles>8</meta:editing-cycles>
    <meta:generator>LibreOffice/7.3.1.3$Windows_X86_64 LibreOffice_project/a69ca51ded25f3eefd52d7bf9a5fad8c90b87951</meta:generator>
    <meta:document-statistic meta:table-count="0" meta:image-count="0" meta:object-count="0" meta:page-count="2" meta:paragraph-count="63" meta:word-count="242" meta:character-count="2193" meta:non-whitespace-character-count="1924"/>
  </office:meta>
</office:document-meta>
</file>